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" svg:font-family="Arial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66faf" officeooo:paragraph-rsid="00166faf"/>
    </style:style>
    <style:style style:name="P2" style:family="paragraph" style:parent-style-name="Text_20_body" style:list-style-name="L16">
      <style:text-properties officeooo:rsid="0016ebf8" officeooo:paragraph-rsid="0016ebf8"/>
    </style:style>
    <style:style style:name="P3" style:family="paragraph" style:parent-style-name="Text_20_body" style:list-style-name="L17">
      <style:text-properties officeooo:rsid="0016ebf8" officeooo:paragraph-rsid="0016ebf8"/>
    </style:style>
    <style:style style:name="P4" style:family="paragraph" style:parent-style-name="Text_20_body">
      <style:text-properties fo:language="ru" fo:country="RU" officeooo:rsid="0016ebf8" officeooo:paragraph-rsid="0016ebf8"/>
    </style:style>
    <style:style style:name="P5" style:family="paragraph" style:parent-style-name="Text_20_body">
      <style:text-properties fo:language="ru" fo:country="RU" officeooo:rsid="00178abb" officeooo:paragraph-rsid="00178abb"/>
    </style:style>
    <style:style style:name="P6" style:family="paragraph" style:parent-style-name="Text_20_body">
      <style:text-properties officeooo:rsid="00188171" officeooo:paragraph-rsid="00188171"/>
    </style:style>
    <style:style style:name="P7" style:family="paragraph" style:parent-style-name="Text_20_body">
      <style:paragraph-properties fo:text-align="center" style:justify-single-word="false"/>
      <style:text-properties officeooo:rsid="00188171" officeooo:paragraph-rsid="00188171"/>
    </style:style>
    <style:style style:name="P8" style:family="paragraph" style:parent-style-name="Text_20_body">
      <style:paragraph-properties fo:text-align="start" style:justify-single-word="false"/>
      <style:text-properties officeooo:rsid="001b50ba" officeooo:paragraph-rsid="001b50ba"/>
    </style:style>
    <style:style style:name="P9" style:family="paragraph" style:parent-style-name="Text_20_body">
      <style:paragraph-properties fo:text-align="start" style:justify-single-word="false"/>
      <style:text-properties officeooo:rsid="001cc451" officeooo:paragraph-rsid="001cc451"/>
    </style:style>
    <style:style style:name="P10" style:family="paragraph" style:parent-style-name="Text_20_body">
      <style:text-properties officeooo:rsid="001fb05f" officeooo:paragraph-rsid="001fb05f"/>
    </style:style>
    <style:style style:name="P11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rsid="0015c85a" officeooo:paragraph-rsid="0015c85a" style:font-size-asian="14pt" style:font-size-complex="14pt"/>
    </style:style>
    <style:style style:name="P12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rsid="0015c85a" officeooo:paragraph-rsid="0015c85a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paragraph-rsid="0015c85a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paragraph-rsid="0015c85a" style:font-size-asian="14pt" style:font-size-complex="14pt"/>
    </style:style>
    <style:style style:name="P15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rsid="00362d71" officeooo:paragraph-rsid="0015c85a" style:font-size-asian="14pt" style:font-size-complex="14pt"/>
    </style:style>
    <style:style style:name="P16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paragraph-rsid="0015c85a" style:font-size-asian="14pt" style:font-size-complex="14pt"/>
    </style:style>
    <style:style style:name="P17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paragraph-rsid="0015c85a" style:font-size-asian="14pt" style:font-size-complex="14pt"/>
    </style:style>
    <style:style style:name="P18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6pt" fo:letter-spacing="normal" fo:language="ru" fo:country="RU" fo:font-style="normal" fo:font-weight="normal" officeooo:paragraph-rsid="0015c85a" style:font-size-asian="16pt" style:font-size-complex="16pt"/>
    </style:style>
    <style:style style:name="P19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6pt" fo:letter-spacing="normal" fo:language="ru" fo:country="RU" officeooo:paragraph-rsid="0015c85a" style:font-size-asian="16pt" style:font-size-complex="16pt"/>
    </style:style>
    <style:style style:name="P20" style:family="paragraph" style:parent-style-name="Text_20_body" style:master-page-name="Standard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style:page-number="auto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paragraph-rsid="0015c85a" style:font-size-asian="14pt" style:font-size-complex="14pt"/>
    </style:style>
    <style:style style:name="P21" style:family="paragraph" style:parent-style-name="Text_20_body" style:list-style-name="L16">
      <style:paragraph-properties fo:margin-left="1.251cm" fo:margin-right="0cm" fo:text-indent="-0.635cm" style:auto-text-indent="false"/>
      <style:text-properties officeooo:rsid="0016ebf8" officeooo:paragraph-rsid="0016ebf8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rsid="0016ebf8" officeooo:paragraph-rsid="0016ebf8"/>
    </style:style>
    <style:style style:name="P23" style:family="paragraph" style:parent-style-name="Heading_20_2">
      <style:text-properties officeooo:rsid="0015d0ad" officeooo:paragraph-rsid="0015d0ad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text-properties officeooo:rsid="0015d0ad" officeooo:paragraph-rsid="0015d0ad"/>
    </style:style>
    <style:style style:name="P26" style:family="paragraph" style:parent-style-name="Heading_20_1">
      <style:text-properties officeooo:rsid="00188171" officeooo:paragraph-rsid="00188171"/>
    </style:style>
    <style:style style:name="P27" style:family="paragraph" style:parent-style-name="Heading_20_1">
      <style:text-properties officeooo:rsid="001e6dac" officeooo:paragraph-rsid="001e6dac"/>
    </style:style>
    <style:style style:name="P28" style:family="paragraph" style:parent-style-name="Footer">
      <style:paragraph-properties fo:text-align="center" style:justify-single-word="false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letter-kerning="true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9441a"/>
    </style:style>
    <style:style style:name="T3" style:family="text">
      <style:text-properties fo:font-style="normal" fo:font-weight="normal" officeooo:rsid="00336e8f"/>
    </style:style>
    <style:style style:name="T4" style:family="text">
      <style:text-properties fo:font-style="normal" fo:font-weight="normal" officeooo:rsid="0015c85a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5c85a"/>
    </style:style>
    <style:style style:name="T7" style:family="text">
      <style:text-properties fo:language="en" fo:country="US" officeooo:rsid="0015d0ad"/>
    </style:style>
    <style:style style:name="T8" style:family="text">
      <style:text-properties fo:language="en" fo:country="US" officeooo:rsid="00188171"/>
    </style:style>
    <style:style style:name="T9" style:family="text">
      <style:text-properties fo:language="en" fo:country="US" officeooo:rsid="0018d720"/>
    </style:style>
    <style:style style:name="T10" style:family="text">
      <style:text-properties officeooo:rsid="0036611f"/>
    </style:style>
    <style:style style:name="T11" style:family="text">
      <style:text-properties officeooo:rsid="0015d0ad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15d0ad"/>
    </style:style>
    <style:style style:name="T14" style:family="text">
      <style:text-properties fo:language="ru" fo:country="RU" officeooo:rsid="00188171"/>
    </style:style>
    <style:style style:name="T15" style:family="text">
      <style:text-properties fo:language="ru" fo:country="RU" officeooo:rsid="0018d720"/>
    </style:style>
    <style:style style:name="T16" style:family="text">
      <style:text-properties fo:language="ru" fo:country="RU" officeooo:rsid="001e6dac"/>
    </style:style>
    <style:style style:name="T17" style:family="text">
      <style:text-properties officeooo:rsid="00173c3c"/>
    </style:style>
    <style:style style:name="T18" style:family="text">
      <style:text-properties officeooo:rsid="00188171"/>
    </style:style>
    <style:style style:name="T19" style:family="text"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letter-kerning="true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ge" style:horizontal-pos="from-left" style:horizontal-rel="page"/>
    </style:style>
    <style:style style:name="gr2" style:family="graphic" style:list-style-name="L18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 style:list-style-name="L19">
      <style:graphic-properties draw:stroke="solid" draw:stroke-dash="Dash_20_3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 style:list-style-name="L20">
      <style:graphic-properties draw:stroke="solid" draw:stroke-dash="Dash_20_4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 style:list-style-name="L21">
      <style:graphic-properties draw:stroke="solid" draw:stroke-dash="Dash_20_5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 style:list-style-name="L22">
      <style:graphic-properties draw:stroke="solid" draw:stroke-dash="Dash_20_6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 style:list-style-name="L23">
      <style:graphic-properties draw:stroke="solid" draw:stroke-dash="Dash_20_7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 style:list-style-name="L24">
      <style:graphic-properties draw:stroke="solid" draw:stroke-dash="Dash_20_8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 style:list-style-name="L25">
      <style:graphic-properties draw:stroke="solid" draw:stroke-dash="Dash_20_9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 style:list-style-name="L26">
      <style:graphic-properties draw:stroke="solid" draw:stroke-dash="Dash_20_10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 style:list-style-name="L27">
      <style:graphic-properties draw:stroke="solid" draw:stroke-dash="Dash_20_11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 style:list-style-name="L28">
      <style:graphic-properties draw:stroke="solid" draw:stroke-dash="Dash_20_12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 style:list-style-name="L29">
      <style:graphic-properties draw:stroke="solid" draw:stroke-dash="Dash_20_13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 style:list-style-name="L30">
      <style:graphic-properties draw:stroke="solid" draw:stroke-dash="Dash_20_14" svg:stroke-width="0cm" svg:stroke-color="#000000" draw:marker-start="" draw:marker-start-width="0.3cm" draw:marker-start-center="false" draw:marker-end="Arrow" draw:marker-end-width="0.3cm" draw:marker-end-center="false" draw:fill="none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 style:list-style-name="L31">
      <style:graphic-properties draw:stroke="solid" draw:stroke-dash="Dash_20_15" svg:stroke-width="0cm" svg:stroke-color="#000000" draw:marker-start="" draw:marker-start-width="0.3cm" draw:marker-start-center="false" draw:marker-end="Arrow" draw:marker-end-width="0.3cm" draw:marker-end-center="false" draw:fill="none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 style:list-style-name="L32">
      <style:graphic-properties draw:stroke="solid" draw:stroke-dash="Dash_20_16" svg:stroke-width="0cm" svg:stroke-color="#000000" draw:marker-start="" draw:marker-start-width="0.3cm" draw:marker-start-center="false" draw:marker-end="Arrow" draw:marker-end-width="0.3cm" draw:marker-end-center="false" draw:fill="none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 style:list-style-name="L33">
      <style:graphic-properties draw:stroke="solid" draw:stroke-dash="Dash_20_17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 style:list-style-name="L34">
      <style:graphic-properties draw:stroke="solid" draw:stroke-dash="Dash_20_18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 style:list-style-name="L35">
      <style:graphic-properties draw:stroke="solid" draw:stroke-dash="Dash_20_19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 style:list-style-name="L36">
      <style:graphic-properties draw:stroke="solid" draw:stroke-dash="Dash_20_20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 style:list-style-name="L37">
      <style:graphic-properties draw:stroke="solid" draw:stroke-dash="Dash_20_21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 style:list-style-name="L38">
      <style:graphic-properties draw:stroke="solid" draw:stroke-dash="Dash_20_22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 style:list-style-name="L39">
      <style:graphic-properties draw:stroke="solid" draw:stroke-dash="Dash_20_23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 style:list-style-name="L40">
      <style:graphic-properties draw:stroke="solid" draw:stroke-dash="Dash_20_24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 style:list-style-name="L41">
      <style:graphic-properties draw:stroke="solid" draw:stroke-dash="Dash_20_25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 style:list-style-name="L42">
      <style:graphic-properties draw:stroke="solid" draw:stroke-dash="Dash_20_26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3" draw:z-index="0" draw:style-name="gr1">
        <draw:custom-shape draw:style-name="gr2" draw:text-style-name="P30" xml:id="id7" draw:id="id7" svg:width="3.001cm" svg:height="2.001cm" svg:x="14cm" svg:y="8.943cm">
          <text:p text:style-name="P29"><text:span text:style-name="T19">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30" xml:id="id11" draw:id="id11" svg:width="3.001cm" svg:height="2.001cm" svg:x="9cm" svg:y="10.943cm">
          <text:p text:style-name="P29"><text:span text:style-name="T19">Distribu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30" xml:id="id9" draw:id="id9" svg:width="3.001cm" svg:height="2.001cm" svg:x="14cm" svg:y="12.943cm">
          <text:p text:style-name="P29"><text:span text:style-name="T19">Buyer</text:span></text:p>
          <draw:enhanced-geometry svg:viewBox="0 0 21600 21600" draw:type="rectangle" draw:enhanced-path="M 0 0 L 21600 0 21600 21600 0 21600 0 0 Z N"/>
        </draw:custom-shape>
        <draw:custom-shape draw:style-name="gr5" draw:text-style-name="P30" xml:id="id1" draw:id="id1" svg:width="3.001cm" svg:height="1.999cm" svg:x="8cm" svg:y="5.944cm">
          <text:p text:style-name="P29"><text:span text:style-name="T19">java.lang.Object</text:span></text:p>
          <draw:enhanced-geometry svg:viewBox="0 0 21600 21600" draw:type="rectangle" draw:enhanced-path="M 0 0 L 21600 0 21600 21600 0 21600 0 0 Z N"/>
        </draw:custom-shape>
        <draw:custom-shape draw:style-name="gr6" draw:text-style-name="P30" xml:id="id10" draw:id="id10" svg:width="3.001cm" svg:height="2.001cm" svg:x="9cm" svg:y="8.943cm">
          <text:p text:style-name="P29"><text:span text:style-name="T19">Product</text:span></text:p>
          <draw:enhanced-geometry svg:viewBox="0 0 21600 21600" draw:type="rectangle" draw:enhanced-path="M 0 0 L 21600 0 21600 21600 0 21600 0 0 Z N"/>
        </draw:custom-shape>
        <draw:custom-shape draw:style-name="gr7" draw:text-style-name="P30" xml:id="id8" draw:id="id8" svg:width="3.001cm" svg:height="2.001cm" svg:x="14cm" svg:y="10.943cm">
          <text:p text:style-name="P29"><text:span text:style-name="T19">Terminal</text:span></text:p>
          <draw:enhanced-geometry svg:viewBox="0 0 21600 21600" draw:type="rectangle" draw:enhanced-path="M 0 0 L 21600 0 21600 21600 0 21600 0 0 Z N"/>
        </draw:custom-shape>
        <draw:custom-shape draw:style-name="gr8" draw:text-style-name="P30" xml:id="id3" draw:id="id3" svg:width="2.999cm" svg:height="2.001cm" svg:x="4.001cm" svg:y="10.943cm">
          <text:p text:style-name="P29"><text:span text:style-name="T19">javax.servlet.http.</text:span></text:p>
          <text:p text:style-name="P29"><text:span text:style-name="T19">HttpServlet</text:span></text:p>
          <draw:enhanced-geometry svg:viewBox="0 0 21600 21600" draw:type="rectangle" draw:enhanced-path="M 0 0 L 21600 0 21600 21600 0 21600 0 0 Z N"/>
        </draw:custom-shape>
        <draw:custom-shape draw:style-name="gr9" draw:text-style-name="P30" xml:id="id4" draw:id="id4" svg:width="2.999cm" svg:height="2.001cm" svg:x="4.001cm" svg:y="13.943cm">
          <text:p text:style-name="P29"><text:span text:style-name="T19">TTerminal</text:span></text:p>
          <draw:enhanced-geometry svg:viewBox="0 0 21600 21600" draw:type="rectangle" draw:enhanced-path="M 0 0 L 21600 0 21600 21600 0 21600 0 0 Z N"/>
        </draw:custom-shape>
        <draw:custom-shape draw:style-name="gr10" draw:text-style-name="P30" xml:id="id5" draw:id="id5" svg:width="3.001cm" svg:height="2.001cm" svg:x="14cm" svg:y="14.943cm">
          <text:p text:style-name="P29"><text:span text:style-name="T19">SQLAg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30" xml:id="id12" draw:id="id12" svg:width="3.001cm" svg:height="2.001cm" svg:x="9cm" svg:y="12.943cm">
          <text:p text:style-name="P29"><text:span text:style-name="T19">Stat</text:span></text:p>
          <draw:enhanced-geometry svg:viewBox="0 0 21600 21600" draw:type="rectangle" draw:enhanced-path="M 0 0 L 21600 0 21600 21600 0 21600 0 0 Z N"/>
        </draw:custom-shape>
        <draw:custom-shape draw:style-name="gr12" draw:text-style-name="P30" xml:id="id13" draw:id="id13" svg:width="3.001cm" svg:height="2.001cm" svg:x="9cm" svg:y="14.943cm">
          <text:p text:style-name="P29"><text:span text:style-name="T19">Genera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30" xml:id="id2" draw:id="id2" svg:width="2.999cm" svg:height="2.001cm" svg:x="4.001cm" svg:y="7.942cm">
          <text:p text:style-name="P29"><text:span text:style-name="T19">javax.servlet.</text:span></text:p>
          <text:p text:style-name="P29"><text:span text:style-name="T19">GenericServlet</text:span></text:p>
          <draw:enhanced-geometry svg:viewBox="0 0 21600 21600" draw:type="rectangle" draw:enhanced-path="M 0 0 L 21600 0 21600 21600 0 21600 0 0 Z N"/>
        </draw:custom-shape>
        <draw:connector draw:style-name="gr14" draw:text-style-name="P31" svg:x1="7.999cm" svg:y1="6.942cm" svg:x2="5.5cm" svg:y2="7.942cm" draw:start-shape="id1" draw:end-shape="id2" draw:end-glue-point="0" svg:d="m7999 6942h-2499v1000" svg:viewBox="0 0 2501 1002">
          <text:p/>
        </draw:connector>
        <draw:connector draw:style-name="gr15" draw:text-style-name="P31" svg:x1="5.5cm" svg:y1="9.943cm" svg:x2="5.5cm" svg:y2="10.943cm" draw:start-shape="id2" draw:start-glue-point="2" draw:end-shape="id3" draw:end-glue-point="0" svg:d="m5500 9943v1000" svg:viewBox="0 0 2 1002">
          <text:p/>
        </draw:connector>
        <draw:connector draw:style-name="gr16" draw:text-style-name="P31" svg:x1="5.5cm" svg:y1="12.943cm" svg:x2="5.5cm" svg:y2="13.944cm" draw:start-shape="id3" draw:start-glue-point="2" draw:end-shape="id4" svg:d="m5500 12943v1001" svg:viewBox="0 0 2 1002">
          <text:p/>
        </draw:connector>
        <draw:custom-shape draw:style-name="gr17" draw:text-style-name="P30" xml:id="id6" draw:id="id6" svg:width="3.001cm" svg:height="2.001cm" svg:x="14cm" svg:y="6.942cm">
          <text:p text:style-name="P29"><text:span text:style-name="T19">Worker</text:span></text:p>
          <draw:enhanced-geometry svg:viewBox="0 0 21600 21600" draw:type="rectangle" draw:enhanced-path="M 0 0 L 21600 0 21600 21600 0 21600 0 0 Z N"/>
        </draw:custom-shape>
        <draw:connector draw:style-name="gr18" draw:text-style-name="P31" draw:line-skew="0.499cm" svg:x1="11cm" svg:y1="6.942cm" svg:x2="14cm" svg:y2="15.943cm" draw:start-shape="id1" draw:start-glue-point="1" draw:end-shape="id5" draw:end-glue-point="3" svg:d="m11000 6942h1998v9001h1002" svg:viewBox="0 0 3002 9003">
          <text:p/>
        </draw:connector>
        <draw:connector draw:style-name="gr19" draw:text-style-name="P31" draw:line-skew="0.499cm" svg:x1="11cm" svg:y1="6.942cm" svg:x2="14cm" svg:y2="7.942cm" draw:start-shape="id1" draw:start-glue-point="1" draw:end-shape="id6" draw:end-glue-point="3" svg:d="m11000 6942h1998v1000h1002" svg:viewBox="0 0 3002 1002">
          <text:p/>
        </draw:connector>
        <draw:connector draw:style-name="gr20" draw:text-style-name="P31" draw:line-skew="0.499cm" svg:x1="11cm" svg:y1="6.942cm" svg:x2="14cm" svg:y2="9.942cm" draw:start-shape="id1" draw:start-glue-point="1" draw:end-shape="id7" draw:end-glue-point="3" svg:d="m11000 6942h1998v3000h1002" svg:viewBox="0 0 3002 3002">
          <text:p/>
        </draw:connector>
        <draw:connector draw:style-name="gr21" draw:text-style-name="P31" draw:line-skew="0.499cm" svg:x1="11cm" svg:y1="6.942cm" svg:x2="14cm" svg:y2="11.942cm" draw:start-shape="id1" draw:start-glue-point="1" draw:end-shape="id8" draw:end-glue-point="3" svg:d="m11000 6942h1998v5000h1002" svg:viewBox="0 0 3002 5002">
          <text:p/>
        </draw:connector>
        <draw:connector draw:style-name="gr22" draw:text-style-name="P31" draw:line-skew="0.499cm" svg:x1="11cm" svg:y1="6.942cm" svg:x2="14cm" svg:y2="13.943cm" draw:start-shape="id1" draw:start-glue-point="1" draw:end-shape="id9" draw:end-glue-point="3" svg:d="m11000 6942h1998v7001h1002" svg:viewBox="0 0 3002 7003">
          <text:p/>
        </draw:connector>
        <draw:connector draw:style-name="gr23" draw:text-style-name="P31" draw:line-skew="0.499cm" svg:x1="11cm" svg:y1="6.942cm" svg:x2="12cm" svg:y2="9.942cm" draw:start-shape="id1" draw:start-glue-point="1" draw:end-shape="id10" draw:end-glue-point="1" svg:d="m11000 6942h1998v3000h-998" svg:viewBox="0 0 2000 3002">
          <text:p/>
        </draw:connector>
        <draw:connector draw:style-name="gr24" draw:text-style-name="P31" draw:line-skew="0.499cm" svg:x1="11cm" svg:y1="6.942cm" svg:x2="12cm" svg:y2="11.942cm" draw:start-shape="id1" draw:start-glue-point="1" draw:end-shape="id11" draw:end-glue-point="1" svg:d="m11000 6942h1998v5000h-998" svg:viewBox="0 0 2000 5002">
          <text:p/>
        </draw:connector>
        <draw:connector draw:style-name="gr25" draw:text-style-name="P31" draw:line-skew="0.499cm" svg:x1="11cm" svg:y1="6.942cm" svg:x2="12cm" svg:y2="13.943cm" draw:start-shape="id1" draw:start-glue-point="1" draw:end-shape="id12" draw:end-glue-point="1" svg:d="m11000 6942h1998v7001h-998" svg:viewBox="0 0 2000 7003">
          <text:p/>
        </draw:connector>
        <draw:connector draw:style-name="gr26" draw:text-style-name="P31" draw:line-skew="0.499cm" svg:x1="11cm" svg:y1="6.942cm" svg:x2="12cm" svg:y2="15.943cm" draw:start-shape="id1" draw:start-glue-point="1" draw:end-shape="id13" draw:end-glue-point="1" svg:d="m11000 6942h1998v9001h-998" svg:viewBox="0 0 2000 9003">
          <text:p/>
        </draw:connector>
      </draw:g>
      <text:p text:style-name="P20">Обнинский Институт Атомной Энергетики </text:p>
      <text:p text:style-name="P16">НИЯУ МИФИ </text:p>
      <text:p text:style-name="P16">Кафедра Компьютерных систем, сетей и технологий 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Отчёт по лабораторной работе №<text:span text:style-name="T6">1</text:span> <text:span text:style-name="T10">по ТПРГ</text:span></text:p>
      <text:p text:style-name="P18">на тему:</text:p>
      <text:p text:style-name="P19"><text:span text:style-name="T1">«</text:span><text:span text:style-name="T4">Торговый терминал</text:span><text:span text:style-name="T3">»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><text:span text:style-name="T1">Выполнил</text:span><text:span text:style-name="T4">и</text:span><text:span text:style-name="T1">: студент</text:span><text:span text:style-name="T4">ы</text:span><text:span text:style-name="T1"> гр. ВТ-</text:span><text:span text:style-name="T2">Б12</text:span></text:p>
      <text:p text:style-name="P12">Кругликов А. Д.</text:p>
      <text:p text:style-name="P12">Пастушак Р. Л.</text:p>
      <text:p text:style-name="P15">Донцов М. А.</text:p>
      <text:p text:style-name="P17">Проверил: Тельнов В. П.</text:p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pan text:style-name="T1">Обнинск 2014г.</text:span></text:p>
      <text:h text:style-name="P24" text:outline-level="1">Постановка задачи</text:h>
      <text:p text:style-name="Text_20_body">Разработать в Visual Paradigm спецификацию требований и технический проект программного обеспечения для предметной области «Торговый терминал». <text:span text:style-name="T11">В проекте должны присутствовать </text:span><text:span text:style-name="T13">UML</text:span><text:span text:style-name="T7">-</text:span><text:span text:style-name="T13">диаграммы (классов, компонентов, последовательности, прецедентов, коммуникаций, развёртывания).</text:span></text:p>
      <text:h text:style-name="P25" text:outline-level="1">Спецификация требований к ПО</text:h>
      <text:h text:style-name="P23" text:outline-level="2">Функциональные и прочие существенные требования</text:h>
      <text:p text:style-name="P1">Программный продукт должен предоставлять средства для моделирования работы кассового терминала магазина самооблуживания. В рамках данного проекта требуется разработать и реализовать такие возможности, предоставляемые исследователю, как:</text:p>
      <text:list xml:id="list6269284144651387959" text:style-name="L16">
        <text:list-item>
          <text:p text:style-name="P2">Запуск моделирования с параметрами, отличными от установленных по умолчанию</text:p>
        </text:list-item>
        <text:list-item>
          <text:p text:style-name="P2">Изменение базы данных продуктов, участвующих в моделировании, а именно:</text:p>
          <text:list>
            <text:list-item>
              <text:p text:style-name="P21">Добавление новых товаров с целью увеличения ассортимента моделируемого магазина</text:p>
            </text:list-item>
            <text:list-item>
              <text:p text:style-name="P21">Редактирование представленных товаров</text:p>
            </text:list-item>
            <text:list-item>
              <text:p text:style-name="P21">Удаление товаров из списка доступных</text:p>
            </text:list-item>
          </text:list>
        </text:list-item>
        <text:list-item>
          <text:p text:style-name="P21">Просмотр списка товаров, занесённых в базу данных</text:p>
        </text:list-item>
        <text:list-item>
          <text:p text:style-name="P21">Просмотр подробных отчётов о симуляциях, проведённых ранее</text:p>
        </text:list-item>
      </text:list>
      <text:p text:style-name="P22">Для проведения исследований требуется заранее развернуть программный продукт, представляющий из себя <text:span text:style-name="T5">Java-</text:span><text:span text:style-name="T12">сервлет, на сервере со следующим ПО:</text:span></text:p>
      <text:list xml:id="list5150619427599326885" text:style-name="L17">
        <text:list-item>
          <text:p text:style-name="P3"><text:span text:style-name="T12">Контейнер сервлетов (</text:span><text:span text:style-name="T5">Apache Tomcat, Oracle Glassfish </text:span><text:span text:style-name="T12">или аналогичный)</text:span></text:p>
        </text:list-item>
        <text:list-item>
          <text:p text:style-name="P3"><text:span text:style-name="T12">Сервер системы управления базами данных </text:span><text:span text:style-name="T5">MySQL</text:span></text:p>
        </text:list-item>
      </text:list>
      <text:p text:style-name="P4">На стороне клиента необходим браузер с поддержкой <text:span text:style-name="T17">технологий</text:span> <text:span text:style-name="T5">HTML </text:span>5 и <text:span text:style-name="T5">CSS 3</text:span></text:p>
      <text:p text:style-name="P5">Диаграмму прецедентов и сценарии выполнения прецедентов см. в Приложении 1</text:p>
      <text:h text:style-name="P26" text:outline-level="1">Технический проект</text:h>
      <text:p text:style-name="Text_20_body">В ходе данной лабораторн<text:span text:style-name="T18">ой работы были созданы такие </text:span><text:span text:style-name="T8">UML-</text:span><text:span text:style-name="T14">диаграммы, как диаграмма классов, компонентов, последовательности, развёртывания, коммуникаций. Все они, а также текстовые пояснения к ним находятся в Приложении 2</text:span></text:p>
      <text:p text:style-name="Text_20_body"><text:span text:style-name="T14"/></text:p>
      <text:p text:style-name="P6"><text:span text:style-name="T12">В ходе проектирования было выяснено, что оптимальное число основных классов равно 10-и. К основным классам относятся те, которые должны быть разработаны для реализации технического проекта на каком-либо языке программирования. Однако, поскольку в задании чётко указано, что </text:span><text:span text:style-name="T15">для развёртывания необходим контейнер сервлетов, можно считать, что классы будут разработаны на языке </text:span><text:span text:style-name="T9">Java. </text:span><text:span text:style-name="T15">Исходя из этого, иерархия разработанных классов выглядит следующим образом:</text:span></text:p>
      <text:p text:style-name="P7"><text:soft-page-break/><text:span text:style-name="T15"/></text:p>
      <text:p text:style-name="P8"><text:span text:style-name="T15">В</text:span><text:span text:style-name="T12">се разработанные классы находятся в одном пакете </text:span><text:span text:style-name="T5">tradingterminal, </text:span><text:span text:style-name="T12">название которого недвусмысленно говорит о предметной области.</text:span></text:p>
      <text:h text:style-name="Heading_20_2" text:outline-level="2"><text:span text:style-name="T12">Описание разработанных классов</text:span></text:h>
      <text:p text:style-name="P8"><text:span text:style-name="T12">Подробное описание разработанных классов (в которое входит назначение каждого класса, его атрибуты и операции) находится в Приложении 3</text:span></text:p>
      <text:h text:style-name="Heading_20_1" text:outline-level="1"><text:span text:style-name="T12"/></text:h>
      <text:h text:style-name="Heading_20_1" text:outline-level="1"><text:span text:style-name="T12">Листинг сгенерированного кода</text:span></text:h>
      <text:p text:style-name="P9"><text:span text:style-name="T12">Листинги разработанного кода на языках </text:span><text:span text:style-name="T5">C# </text:span><text:span text:style-name="T12">и </text:span><text:span text:style-name="T5">Java </text:span><text:span text:style-name="T12">находятся в Приложении 4</text:span></text:p>
      <text:h text:style-name="P27" text:outline-level="1"><text:span text:style-name="T12">Вывод</text:span></text:h>
      <text:p text:style-name="P10"><text:span text:style-name="T16">В </text:span><text:span text:style-name="T12">ходе данной лабораторной работы мы разработали ряд </text:span><text:span text:style-name="T5">UML-</text:span><text:span text:style-name="T12">диаграмм, определили требования к программному продукту, сгенерировали код на языках </text:span><text:span text:style-name="T5">Java </text:span><text:span text:style-name="T12">и </text:span><text:span text:style-name="T5">C#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" svg:font-family="Arial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family="'DejaVu Sans'" style:font-style-name="Book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ихаил Донцов</meta:initial-creator>
    <meta:creation-date>2014-04-01T21:43:08.808000000</meta:creation-date>
    <dc:date>2014-04-01T23:33:41.734000000</dc:date>
    <dc:creator>Михаил Донцов</dc:creator>
    <meta:editing-duration>PT1H44M37S</meta:editing-duration>
    <meta:editing-cycles>11</meta:editing-cycles>
    <meta:generator>LibreOffice/4.1.5.3$Windows_x86 LibreOffice_project/1c1366bba2ba2b554cd2ca4d87c06da81c05d24</meta:generator>
    <meta:document-statistic meta:table-count="0" meta:image-count="0" meta:object-count="0" meta:page-count="3" meta:paragraph-count="40" meta:word-count="380" meta:character-count="2940" meta:non-whitespace-character-count="2606"/>
  </office:meta>
</office:document-meta>
</file>